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4F00000049BB71B7918BE91A36.png" manifest:media-type="image/png"/>
  <manifest:file-entry manifest:full-path="Pictures/10000000000000810000001234CE8361E776D020.png" manifest:media-type="image/png"/>
  <manifest:file-entry manifest:full-path="Pictures/1000000000000261000000048A525DBB4E423889.png" manifest:media-type="image/png"/>
  <manifest:file-entry manifest:full-path="Pictures/10000000000002610000000429C44E86A7ECA4C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ÇÑÄÄ¹ÙÅÁ" svg:font-family="ÇÑÄÄ¹ÙÅÁ" style:font-family-generic="system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HY수평선B" svg:font-family="HY수평선B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한컴바탕" svg:font-family="한컴바탕" style:font-family-generic="roman" style:font-pitch="variable"/>
  </office:font-face-decls>
  <office:automatic-styles>
    <style:style style:name="표1" style:family="table">
      <style:table-properties style:width="15.799cm" fo:margin-left="0cm" fo:margin-top="0cm" fo:margin-bottom="0cm" table:align="left"/>
    </style:style>
    <style:style style:name="표1.A" style:family="table-column">
      <style:table-column-properties style:column-width="3.51cm"/>
    </style:style>
    <style:style style:name="표1.B" style:family="table-column">
      <style:table-column-properties style:column-width="4.916cm"/>
    </style:style>
    <style:style style:name="표1.C" style:family="table-column">
      <style:table-column-properties style:column-width="1.755cm"/>
    </style:style>
    <style:style style:name="표1.D" style:family="table-column">
      <style:table-column-properties style:column-width="5.618cm"/>
    </style:style>
    <style:style style:name="표1.1" style:family="table-row">
      <style:table-row-properties style:min-row-height="0.792cm"/>
    </style:style>
    <style:style style:name="표1.A1" style:family="table-cell">
      <style:table-cell-properties style:vertical-align="middle" fo:background-color="transparent" fo:padding-left="0.18cm" fo:padding-right="0.18cm" fo:padding-top="0.049cm" fo:padding-bottom="0.049cm" fo:border="0.25pt solid #000000">
        <style:background-image/>
      </style:table-cell-properties>
    </style:style>
    <style:style style:name="표1.2" style:family="table-row">
      <style:table-row-properties style:min-row-height="0.58cm"/>
    </style:style>
    <style:style style:name="표1.4" style:family="table-row">
      <style:table-row-properties style:min-row-height="5.385cm"/>
    </style:style>
    <style:style style:name="표1.5" style:family="table-row">
      <style:table-row-properties style:min-row-height="9.109cm"/>
    </style:style>
    <style:style style:name="표1.6" style:family="table-row">
      <style:table-row-properties style:min-row-height="3.784cm"/>
    </style:style>
    <style:style style:name="P1" style:family="paragraph" style:parent-style-name="머리말">
      <style:paragraph-properties fo:text-align="start" style:justify-single-word="false"/>
      <style:text-properties style:use-window-font-color="true" style:font-name="한컴바탕" fo:font-size="12pt" style:font-name-asian="한컴바탕" style:font-size-asian="12pt" style:font-name-complex="한컴바탕" style:font-size-complex="12pt"/>
    </style:style>
    <style:style style:name="P2" style:family="paragraph" style:parent-style-name="바탕글">
      <style:paragraph-properties fo:line-height="200%" fo:text-align="center" style:justify-single-word="false" style:line-break="strict"/>
      <style:text-properties style:font-name="맑은 고딕" fo:font-size="12pt" style:font-name-asian="맑은 고딕" style:font-size-asian="12pt" style:font-name-complex="맑은 고딕" style:font-size-complex="12pt"/>
    </style:style>
    <style:style style:name="P3" style:family="paragraph" style:parent-style-name="바탕글">
      <style:paragraph-properties fo:line-height="100%" fo:text-align="center" style:justify-single-word="false" style:line-break="strict"/>
      <style:text-properties style:font-name="맑은 고딕" fo:font-size="12pt" style:font-name-asian="맑은 고딕" style:font-size-asian="12pt" style:font-name-complex="맑은 고딕" style:font-size-complex="12pt"/>
    </style:style>
    <style:style style:name="P4" style:family="paragraph" style:parent-style-name="바탕글">
      <style:paragraph-properties fo:line-height="100%" fo:text-align="center" style:justify-single-word="false" style:line-break="strict">
        <style:tab-stops/>
      </style:paragraph-properties>
      <style:text-properties style:font-name="맑은 고딕" fo:font-size="12pt" style:font-name-asian="맑은 고딕" style:font-size-asian="12pt" style:font-name-complex="맑은 고딕" style:font-size-complex="12pt"/>
    </style:style>
    <style:style style:name="P5" style:family="paragraph" style:parent-style-name="바탕글" style:master-page-name="MP0">
      <style:paragraph-properties fo:text-align="center" style:justify-single-word="false" style:page-number="1" fo:break-before="page" style:line-break="strict"/>
      <style:text-properties style:font-name="맑은 고딕" fo:font-size="15pt" style:text-underline-style="solid" style:text-underline-width="auto" style:text-underline-color="#000000" fo:font-weight="bold" style:text-underline-mode="continuous" style:text-overline-mode="continuous" style:text-line-through-mode="continuous" style:font-name-asian="맑은 고딕" style:font-size-asian="15pt" style:font-weight-asian="bold" style:font-name-complex="맑은 고딕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연구주제 신청 서식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2">연구주제</text:p>
          </table:table-cell>
          <table:table-cell table:style-name="표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표1.2">
          <table:table-cell table:style-name="표1.A1" table:number-rows-spanned="2" office:value-type="string">
            <text:p text:style-name="P2">신청자</text:p>
          </table:table-cell>
          <table:table-cell table:style-name="표1.A1" table:number-rows-spanned="2" office:value-type="string">
            <text:p text:style-name="P2"/>
          </table:table-cell>
          <table:table-cell table:style-name="표1.A1" office:value-type="string">
            <text:p text:style-name="P4">이메일</text:p>
          </table:table-cell>
          <table:table-cell table:style-name="표1.A1" office:value-type="string">
            <text:p text:style-name="P2"/>
          </table:table-cell>
        </table:table-row>
        <table:table-row table:style-name="표1.2">
          <table:covered-table-cell/>
          <table:covered-table-cell/>
          <table:table-cell table:style-name="표1.A1" office:value-type="string">
            <text:p text:style-name="P4">전화</text:p>
          </table:table-cell>
          <table:table-cell table:style-name="표1.A1" office:value-type="string">
            <text:p text:style-name="P2"/>
          </table:table-cell>
        </table:table-row>
        <table:table-row table:style-name="표1.4">
          <table:table-cell table:style-name="표1.A1" office:value-type="string">
            <text:p text:style-name="P3">연구 필요성</text:p>
            <text:p text:style-name="P3">(제안 배경/취지)</text:p>
          </table:table-cell>
          <table:table-cell table:style-name="표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표1.5">
          <table:table-cell table:style-name="표1.A1" office:value-type="string">
            <text:p text:style-name="P3">주요 내용</text:p>
            <text:p text:style-name="P3">(예상 연구방식)</text:p>
          </table:table-cell>
          <table:table-cell table:style-name="표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표1.6">
          <table:table-cell table:style-name="표1.A1" office:value-type="string">
            <text:p text:style-name="P3">관련 전문가/</text:p>
            <text:p text:style-name="P3">관련 문헌</text:p>
            <text:p text:style-name="P3">(생략 가능)</text:p>
          </table:table-cell>
          <table:table-cell table:style-name="표1.A1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바탕글"><draw:frame draw:style-name="fr1" draw:name="Image4" text:anchor-type="paragraph" svg:x="0cm" svg:y="0.57cm" svg:width="16.002cm" svg:height="0.104cm" draw:z-index="2"><draw:image xlink:href="Pictures/10000000000002610000000429C44E86A7ECA4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ÇÑÄÄ¹ÙÅÁ" svg:font-family="ÇÑÄÄ¹ÙÅÁ" style:font-family-generic="system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HY수평선B" svg:font-family="HY수평선B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한컴바탕" svg:font-family="한컴바탕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바탕글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바탕" fo:font-family="바탕" style:font-family-generic="roman" style:font-pitch="variable" style:letter-kerning="false" style:font-name-asian="바탕" style:font-family-asian="바탕" style:font-family-generic-asian="roman" style:font-pitch-asian="variable" style:font-name-complex="바탕" style:font-family-complex="바탕" style:font-family-generic-complex="roman" style:font-pitch-complex="variable" style:font-size-complex="10pt" fo:hyphenate="false"/>
    </style:style>
    <style:style style:name="개요_20_1" style:display-name="개요 1" style:family="paragraph">
      <style:paragraph-properties fo:margin-top="0.282cm" fo:margin-bottom="0.106cm" loext:contextual-spacing="false" fo:line-height="180%" fo:orphans="0" fo:widows="0" fo:hyphenation-ladder-count="no-limit" style:text-autospace="none" style:line-break="normal" style:vertical-align="baseline" style:snap-to-layout-grid="false"/>
      <style:text-properties fo:color="#003300" style:font-name="ÇÑÄÄ¹ÙÅÁ" fo:font-family="ÇÑÄÄ¹ÙÅÁ" style:font-family-generic="system" fo:font-size="18pt" fo:font-weight="bold" style:letter-kerning="false" style:font-name-asian="Times New Roman" style:font-family-asian="'Times New Roman'" style:font-family-generic-asian="roman" style:font-pitch-asian="variable" style:font-size-asian="18pt" style:font-weight-asian="bold" style:font-name-complex="ÇÑÄÄ¹ÙÅÁ" style:font-family-complex="ÇÑÄÄ¹ÙÅÁ" style:font-family-generic-complex="system" style:font-size-complex="18pt" style:font-weight-complex="bold" fo:hyphenate="false"/>
    </style:style>
    <style:style style:name="개요_20_2" style:display-name="개요 2" style:family="paragraph">
      <style:paragraph-properties fo:margin-left="0.146cm" fo:margin-right="0cm" fo:margin-top="0.282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6600" style:font-name="ÇÑÄÄ¹ÙÅÁ" fo:font-family="ÇÑÄÄ¹ÙÅÁ" style:font-family-generic="system" fo:font-size="16pt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name-complex="ÇÑÄÄ¹ÙÅÁ" style:font-family-complex="ÇÑÄÄ¹ÙÅÁ" style:font-family-generic-complex="system" style:font-size-complex="16pt" style:font-weight-complex="bold" fo:hyphenate="false"/>
    </style:style>
    <style:style style:name="개요_20_3" style:display-name="개요 3" style:family="paragraph">
      <style:paragraph-properties fo:margin-left="0.323cm" fo:margin-right="0cm" fo:margin-top="0.282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4pt" fo:font-weight="bold" style:letter-kerning="false" style:font-name-asian="Times New Roman" style:font-family-asian="'Times New Roman'" style:font-family-generic-asian="roman" style:font-pitch-asian="variable" style:font-size-asian="14pt" style:font-weight-asian="bold" style:font-name-complex="ÇÑÄÄ¹ÙÅÁ" style:font-family-complex="ÇÑÄÄ¹ÙÅÁ" style:font-family-generic-complex="system" style:font-size-complex="14pt" style:font-weight-complex="bold" fo:hyphenate="false"/>
    </style:style>
    <style:style style:name="개요_20_4" style:display-name="개요 4" style:family="paragraph">
      <style:paragraph-properties fo:margin-left="0.499cm" fo:margin-right="0cm" fo:margin-top="0.282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4pt" fo:font-weight="bold" style:letter-kerning="false" style:font-name-asian="Times New Roman" style:font-family-asian="'Times New Roman'" style:font-family-generic-asian="roman" style:font-pitch-asian="variable" style:font-size-asian="14pt" style:font-weight-asian="bold" style:font-name-complex="ÇÑÄÄ¹ÙÅÁ" style:font-family-complex="ÇÑÄÄ¹ÙÅÁ" style:font-family-generic-complex="system" style:font-size-complex="14pt" style:font-weight-complex="bold" fo:hyphenate="false"/>
    </style:style>
    <style:style style:name="개요_20_5" style:display-name="개요 5" style:family="paragraph">
      <style:paragraph-properties fo:margin-left="1.205cm" fo:margin-right="0cm" fo:margin-top="0.106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3pt" style:letter-kerning="false" style:font-name-asian="Times New Roman" style:font-family-asian="'Times New Roman'" style:font-family-generic-asian="roman" style:font-pitch-asian="variable" style:font-size-asian="13pt" style:font-name-complex="ÇÑÄÄ¹ÙÅÁ" style:font-family-complex="ÇÑÄÄ¹ÙÅÁ" style:font-family-generic-complex="system" style:font-size-complex="13pt" fo:hyphenate="false"/>
    </style:style>
    <style:style style:name="개요_20_6" style:display-name="개요 6" style:family="paragraph">
      <style:paragraph-properties fo:margin-left="1.558cm" fo:margin-right="0cm" fo:margin-top="0.106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fo:letter-spacing="-0.005cm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개요_20_7" style:display-name="개요 7" style:family="paragraph">
      <style:paragraph-properties fo:margin-left="1.734cm" fo:margin-right="0cm" fo:margin-top="0.106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fo:letter-spacing="-0.014cm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본문" style:family="paragraph" style:parent-style-name="표준">
      <style:paragraph-properties fo:margin-top="0.106cm" fo:margin-bottom="0.106cm" loext:contextual-spacing="false" fo:line-height="160%" fo:hyphenation-ladder-count="no-limit" style:vertical-align="baseline" style:snap-to-layout-grid="false"/>
      <style:text-properties fo:color="#000000" style:font-name="ÇÑÄÄ¹ÙÅÁ" fo:font-family="ÇÑÄÄ¹ÙÅÁ" style:font-family-generic="system" fo:font-size="12pt" fo:letter-spacing="-0.028cm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style:text-scale="95%" fo:hyphenate="false"/>
    </style:style>
    <style:style style:name="_25a1_" style:display-name="□" style:family="paragraph">
      <style:paragraph-properties fo:margin-left="1.381cm" fo:margin-right="0cm" fo:margin-top="0.106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_3f_" style:display-name="?" style:family="paragraph">
      <style:paragraph-properties fo:margin-left="1.91cm" fo:margin-right="0cm" fo:margin-top="0.106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fo:letter-spacing="-0.023cm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_3f_1" style:display-name="?1" style:family="paragraph">
      <style:paragraph-properties fo:margin-left="2.087cm" fo:margin-right="0cm" fo:margin-top="0.106cm" fo:margin-bottom="0.106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fo:letter-spacing="-0.023cm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표안제목" style:family="paragraph">
      <style:paragraph-properties fo:margin-top="0cm" fo:margin-bottom="0cm" loext:contextual-spacing="false" fo:line-height="100%" fo:text-align="center" style:justify-single-word="false" fo:orphans="0" fo:widows="0" fo:hyphenation-ladder-count="no-limit" style:text-autospace="none" style:vertical-align="baseline" style:snap-to-layout-grid="false"/>
      <style:text-properties fo:color="#000000" style:font-name="ÇÑÄÄ¹ÙÅÁ" fo:font-family="ÇÑÄÄ¹ÙÅÁ" style:font-family-generic="system" fo:font-size="11pt" fo:letter-spacing="-0.026cm" fo:font-weight="bold" style:letter-kerning="false" style:font-name-asian="Times New Roman" style:font-family-asian="'Times New Roman'" style:font-family-generic-asian="roman" style:font-pitch-asian="variable" style:font-size-asian="11pt" style:font-weight-asian="bold" style:font-name-complex="ÇÑÄÄ¹ÙÅÁ" style:font-family-complex="ÇÑÄÄ¹ÙÅÁ" style:font-family-generic-complex="system" style:font-weight-complex="bold" style:text-scale="85%" fo:hyphenate="false"/>
    </style:style>
    <style:style style:name="표안내용" style:family="paragraph">
      <style:paragraph-properties fo:margin-top="0cm" fo:margin-bottom="0cm" loext:contextual-spacing="false" fo:line-height="100%" fo:text-align="center" style:justify-single-word="false" fo:orphans="0" fo:widows="0" fo:hyphenation-ladder-count="no-limit" style:text-autospace="none" style:vertical-align="baseline"/>
      <style:text-properties fo:color="#000000" style:font-name="ÇÑÄÄ¹ÙÅÁ" fo:font-family="ÇÑÄÄ¹ÙÅÁ" style:font-family-generic="system" fo:font-size="11pt" fo:letter-spacing="-0.026cm" style:letter-kerning="false" style:font-name-asian="Times New Roman" style:font-family-asian="'Times New Roman'" style:font-family-generic-asian="roman" style:font-pitch-asian="variable" style:font-size-asian="11pt" style:font-name-complex="ÇÑÄÄ¹ÙÅÁ" style:font-family-complex="ÇÑÄÄ¹ÙÅÁ" style:font-family-generic-complex="system" style:text-scale="85%" fo:hyphenate="false"/>
    </style:style>
    <style:style style:name="BOX내용" style:family="paragraph">
      <loext:graphic-properties draw:fill="solid" draw:fill-color="#fdf6eb" draw:opacity="100%"/>
      <style:paragraph-properties fo:margin-left="0.323cm" fo:margin-right="0.332cm" fo:margin-top="0cm" fo:margin-bottom="0cm" loext:contextual-spacing="false" fo:line-height="130%" fo:text-align="start" style:justify-single-word="false" fo:orphans="0" fo:widows="0" fo:hyphenation-ladder-count="no-limit" fo:text-indent="0cm" style:auto-text-indent="false" fo:background-color="#fdf6eb" fo:padding-left="0cm" fo:padding-right="0cm" fo:padding-top="0.176cm" fo:padding-bottom="0cm" fo:border="0.26pt solid #000000" style:shadow="none" style:text-autospace="none" style:vertical-align="baseline" style:snap-to-layout-grid="false">
        <style:tab-stops/>
      </style:paragraph-properties>
      <style:text-properties fo:color="#282828" style:font-name="ÇÑÄÄ¹ÙÅÁ" fo:font-family="ÇÑÄÄ¹ÙÅÁ" style:font-family-generic="system" fo:font-size="12pt" fo:letter-spacing="-0.023cm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style:text-scale="85%" fo:hyphenate="false"/>
    </style:style>
    <style:style style:name="Heading" style:family="paragraph" style:parent-style-name="표준" style:next-style-name="표준" style:class="text">
      <style:paragraph-properties fo:margin-top="0.176cm" fo:margin-bottom="0cm" loext:contextual-spacing="false" fo:line-height="180%" fo:text-align="center" style:justify-single-word="false" fo:hyphenation-ladder-count="no-limit" style:line-break="strict" style:vertical-align="baseline" style:snap-to-layout-grid="false"/>
      <style:text-properties fo:color="#000080" style:font-name="HY수평선B" fo:font-family="HY수평선B" style:font-family-generic="roman" style:font-pitch="variable" fo:font-size="27pt" fo:letter-spacing="-0.032cm" style:letter-kerning="false" style:font-name-asian="HY수평선B" style:font-family-asian="HY수평선B" style:font-family-generic-asian="roman" style:font-pitch-asian="variable" style:font-size-asian="27pt" style:font-name-complex="HY수평선B" style:font-family-complex="HY수평선B" style:font-family-generic-complex="roman" style:font-pitch-complex="variable" style:font-size-complex="27pt" style:text-scale="77%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중간제목BOX" style:family="paragraph">
      <loext:graphic-properties draw:fill="solid" draw:fill-color="#d4ccdd" draw:opacity="100%"/>
      <style:paragraph-properties fo:margin-top="0cm" fo:margin-bottom="0cm" loext:contextual-spacing="false" fo:line-height="180%" fo:text-align="center" style:justify-single-word="false" fo:orphans="0" fo:widows="0" fo:hyphenation-ladder-count="no-limit" fo:background-color="#d4ccdd" fo:padding-left="0cm" fo:padding-right="0cm" fo:padding-top="0.494cm" fo:padding-bottom="0cm" fo:border="0.26pt dotted #000000" style:shadow="none" style:text-autospace="none" style:vertical-align="baseline" style:snap-to-layout-grid="false"/>
      <style:text-properties fo:color="#000080" style:font-name="ÇÑÄÄ¹ÙÅÁ" fo:font-family="ÇÑÄÄ¹ÙÅÁ" style:font-family-generic="system" fo:font-size="18pt" fo:letter-spacing="-0.021cm" fo:text-shadow="1pt 1pt" fo:font-weight="bold" style:letter-kerning="false" style:font-name-asian="Times New Roman" style:font-family-asian="'Times New Roman'" style:font-family-generic-asian="roman" style:font-pitch-asian="variable" style:font-size-asian="18pt" style:font-weight-asian="bold" style:font-name-complex="ÇÑÄÄ¹ÙÅÁ" style:font-family-complex="ÇÑÄÄ¹ÙÅÁ" style:font-family-generic-complex="system" style:font-size-complex="18pt" style:font-weight-complex="bold" style:text-scale="95%" fo:hyphenate="false"/>
    </style:style>
    <style:style style:name="쪽_20_번호" style:display-name="쪽 번호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ÇÑÄÄ¹ÙÅÁ" fo:font-family="ÇÑÄÄ¹ÙÅÁ" style:font-family-generic="system" style:letter-kerning="false" style:font-name-asian="Times New Roman" style:font-family-asian="'Times New Roman'" style:font-family-generic-asian="roman" style:font-pitch-asian="variable" style:font-name-complex="ÇÑÄÄ¹ÙÅÁ" style:font-family-complex="ÇÑÄÄ¹ÙÅÁ" style:font-family-generic-complex="system" style:font-size-complex="10pt" fo:hyphenate="false"/>
    </style:style>
    <style:style style:name="머리말" style:family="paragraph">
      <style:paragraph-properties fo:margin-top="0cm" fo:margin-bottom="0cm" loext:contextual-spacing="false" fo:line-height="150%" fo:orphans="0" fo:widows="0" fo:hyphenation-ladder-count="no-limit" style:text-autospace="none" style:vertical-align="baseline" style:snap-to-layout-grid="false"/>
      <style:text-properties fo:color="#000000" style:font-name="ÇÑÄÄ¹ÙÅÁ" fo:font-family="ÇÑÄÄ¹ÙÅÁ" style:font-family-generic="system" fo:font-size="9pt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fo:hyphenate="false"/>
    </style:style>
    <style:style style:name="Footnote" style:family="paragraph" style:class="extra">
      <style:paragraph-properties fo:margin-left="0.462cm" fo:margin-right="0cm" fo:margin-top="0cm" fo:margin-bottom="0cm" loext:contextual-spacing="false" fo:line-height="130%" fo:orphans="0" fo:widows="0" fo:hyphenation-ladder-count="no-limit" fo:text-indent="-0.462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fo:font-size="9pt" fo:letter-spacing="-0.011cm" style:letter-kerning="false" style:font-name-asian="바탕" style:font-family-asian="바탕" style:font-family-generic-asian="roman" style:font-pitch-asian="variable" style:font-size-asian="9pt" style:font-name-complex="바탕" style:font-family-complex="바탕" style:font-family-generic-complex="roman" style:font-pitch-complex="variable" style:font-size-complex="9pt" style:text-scale="95%" fo:hyphenate="false"/>
    </style:style>
    <style:style style:name="Endnote" style:family="paragraph" style:class="extra">
      <style:paragraph-properties fo:margin-left="0.462cm" fo:margin-right="0cm" fo:margin-top="0cm" fo:margin-bottom="0cm" loext:contextual-spacing="false" fo:line-height="130%" fo:orphans="0" fo:widows="0" fo:hyphenation-ladder-count="no-limit" fo:text-indent="-0.462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fo:font-size="9pt" fo:letter-spacing="-0.011cm" style:letter-kerning="false" style:font-name-asian="바탕" style:font-family-asian="바탕" style:font-family-generic-asian="roman" style:font-pitch-asian="variable" style:font-size-asian="9pt" style:font-name-complex="바탕" style:font-family-complex="바탕" style:font-family-generic-complex="roman" style:font-pitch-complex="variable" style:font-size-complex="9pt" style:text-scale="95%" fo:hyphenate="false"/>
    </style:style>
    <style:style style:name="메모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/>
      <style:text-properties fo:color="#000000" style:font-name="ÇÑÄÄ¹ÙÅÁ" fo:font-family="ÇÑÄÄ¹ÙÅÁ" style:font-family-generic="system" fo:font-size="9pt" fo:letter-spacing="-0.011cm" style:letter-kerning="false" style:font-name-asian="Times New Roman" style:font-family-asian="'Times New Roman'" style:font-family-generic-asian="roman" style:font-pitch-asian="variable" style:font-size-asian="9pt" style:font-name-complex="ÇÑÄÄ¹ÙÅÁ" style:font-family-complex="ÇÑÄÄ¹ÙÅÁ" style:font-family-generic-complex="system" style:font-size-complex="9pt" style:text-scale="95%" fo:hyphenate="false"/>
    </style:style>
    <style:style style:name="개요1-본문O" style:family="paragraph">
      <style:paragraph-properties fo:margin-left="0.353cm" fo:margin-right="0cm" fo:margin-top="0cm" fo:margin-bottom="0cm" loext:contextual-spacing="false" fo:line-height="20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개요2-본문-" style:family="paragraph">
      <style:paragraph-properties fo:margin-left="1.058cm" fo:margin-right="0cm" fo:margin-top="0cm" fo:margin-bottom="0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개요1-본문-" style:family="paragraph">
      <style:paragraph-properties fo:margin-left="0.776cm" fo:margin-right="0cm" fo:margin-top="0cm" fo:margin-bottom="0cm" loext:contextual-spacing="false" fo:line-height="18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ÇÑÄÄ¹ÙÅÁ" fo:font-family="ÇÑÄÄ¹ÙÅÁ" style:font-family-generic="system" fo:font-size="12pt" style:letter-kerning="false" style:font-name-asian="Times New Roman" style:font-family-asian="'Times New Roman'" style:font-family-generic-asian="roman" style:font-pitch-asian="variable" style:font-size-asian="12pt" style:font-name-complex="ÇÑÄÄ¹ÙÅÁ" style:font-family-complex="ÇÑÄÄ¹ÙÅÁ" style:font-family-generic-complex="system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기본_20_단락_20_글꼴" style:display-name="기본 단락 글꼴" style:family="text"/>
    <style:style style:name="본문_20_Char" style:display-name="본문 Char" style:family="text" style:parent-style-name="기본_20_단락_20_글꼴"/>
    <style:style style:name="제목_20_Char" style:display-name="제목 Char" style:family="text" style:parent-style-name="기본_20_단락_20_글꼴">
      <style:text-properties style:font-name="맑은 고딕" fo:font-family="'맑은 고딕'" style:font-family-generic="modern" style:font-pitch="variable" fo:font-size="16pt" fo:font-weight="bold" style:font-name-asian="돋움" style:font-family-asian="돋움" style:font-family-generic-asian="moder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머리말">
      <style:paragraph-properties fo:text-align="start" style:justify-single-word="false"/>
      <style:text-properties style:use-window-font-color="true" style:font-name="한컴바탕" fo:font-size="12pt" style:font-name-asian="한컴바탕" style:font-size-asian="12pt" style:font-name-complex="한컴바탕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<draw:frame draw:style-name="Mfr1" draw:name="Image1" text:anchor-type="paragraph" svg:x="-0.028cm" svg:y="-0.026cm" svg:width="2.09cm" svg:height="1.931cm" draw:z-index="0"><draw:image xlink:href="Pictures/100000000000004F00000049BB71B7918BE91A36.png" xlink:type="simple" xlink:show="embed" xlink:actuate="onLoad"/></draw:frame><draw:frame draw:style-name="Mfr1" draw:name="Image2" text:anchor-type="paragraph" svg:x="1.639cm" svg:y="1.217cm" svg:width="3.413cm" svg:height="0.476cm" draw:z-index="1"><draw:image xlink:href="Pictures/10000000000000810000001234CE8361E776D020.png" xlink:type="simple" xlink:show="embed" xlink:actuate="onLoad"/></draw:frame><draw:frame draw:style-name="Mfr1" draw:name="Image3" text:anchor-type="paragraph" svg:x="0cm" svg:y="2.355cm" svg:width="16.002cm" svg:height="0.104cm" draw:z-index="3"><draw:image xlink:href="Pictures/1000000000000261000000048A525DBB4E423889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>울산지방법원 소요 재판부와 인원 전망</dc:title>
    <meta:creation-date>2016-09-30T16:54:05.809000000</meta:creation-date>
    <meta:editing-cycles>2</meta:editing-cycles>
    <meta:editing-duration>PT6S</meta:editing-duration>
    <dc:date>2016-09-30T16:54:06.670000000</dc:date>
    <meta:document-statistic meta:table-count="1" meta:image-count="4" meta:object-count="0" meta:page-count="1" meta:paragraph-count="12" meta:word-count="62" meta:character-count="71" meta:non-whitespace-character-count="62"/>
    <meta:template xlink:type="simple" xlink:actuate="onRequest" xlink:title="" xlink:href="Normal.dotm"/>
  </office:meta>
</office:document-meta>
</file>